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A90000062F01DE86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  <style:text-properties fo:language="es" fo:country="ES" style:language-asian="es" style:country-asian="ES"/>
    </style:style>
    <style:style style:name="P2" style:family="paragraph" style:parent-style-name="Standard">
      <style:paragraph-properties fo:text-align="end" style:justify-single-word="false"/>
      <style:text-properties style:font-name="Arial" fo:font-size="10pt" fo:language="es" fo:country="MX" fo:font-weight="bold" style:font-size-asian="10pt" style:font-weight-asian="bold" style:font-name-complex="Arial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language="es" fo:country="MX" style:text-underline-style="solid" style:text-underline-width="auto" style:text-underline-color="font-color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language="es" fo:country="MX" fo:font-weight="bold" style:font-size-asian="14pt" style:font-weight-asian="bold" style:font-name-complex="Arial" style:font-size-complex="14pt"/>
    </style:style>
    <style:style style:name="P5" style:family="paragraph" style:parent-style-name="Standard">
      <style:text-properties style:font-name="Arial" fo:language="es" fo:country="MX" style:font-name-complex="Arial"/>
    </style:style>
    <style:style style:name="P6" style:family="paragraph" style:parent-style-name="Standard">
      <style:text-properties style:font-name="Arial" fo:language="es" fo:country="MX" fo:font-weight="bold" style:font-weight-asian="bold" style:font-name-complex="Arial"/>
    </style:style>
    <style:style style:name="P7" style:family="paragraph" style:parent-style-name="Standard">
      <style:paragraph-properties fo:margin-left="0cm" fo:margin-right="0cm" fo:text-indent="1.249cm" style:auto-text-indent="false"/>
      <style:text-properties style:font-name="Arial" fo:font-size="10pt" fo:language="es" fo:country="MX" style:font-size-asian="10pt" style:font-name-complex="Arial" style:font-size-complex="10pt"/>
    </style:style>
    <style:style style:name="P8" style:family="paragraph" style:parent-style-name="Standard">
      <style:paragraph-properties fo:margin-left="0cm" fo:margin-right="0cm" fo:text-indent="1.249cm" style:auto-text-indent="false"/>
      <style:text-properties style:font-name="Arial" fo:font-size="12pt" fo:language="es" fo:country="MX" style:font-size-asian="12pt" style:font-name-complex="Arial" style:font-size-complex="12pt"/>
    </style:style>
    <style:style style:name="P9" style:family="paragraph" style:parent-style-name="Standard">
      <style:text-properties style:font-name="Arial" fo:font-size="12pt" fo:language="es" fo:country="MX" style:font-size-asian="12pt" style:font-name-complex="Arial" style:font-size-complex="12pt"/>
    </style:style>
    <style:style style:name="P1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2pt" fo:language="es" fo:country="MX" fo:font-weight="bold" style:font-size-asian="12pt" style:font-weight-asian="bold" style:font-name-complex="Arial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language="es" fo:country="MX" style:font-size-asian="12pt" style:font-name-complex="Arial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2pt" fo:language="es" fo:country="MX" fo:font-weight="bold" style:font-size-asian="12pt" style:font-weight-asian="bold" style:font-name-complex="Arial" style:font-size-complex="12pt"/>
    </style:style>
    <style:style style:name="P13" style:family="paragraph" style:parent-style-name="Standard">
      <style:text-properties style:font-name="Arial" fo:font-size="12pt" fo:language="es" fo:country="MX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language="es" fo:country="MX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char" svg:x="2.54cm" svg:y="-19.302cm" svg:width="15.459cm" svg:height="17.755cm" draw:z-index="3"><draw:text-box><text:p text:style-name="P2">Ccs, <text:s text:c="4"/>/ <text:s text:c="4"/>/ <text:s text:c="18"/></text:p><text:p text:style-name="P3"/><text:p text:style-name="P3"/><text:p text:style-name="P4">Orden de Tramitación Gastos Imprevistos N°001</text:p><text:p text:style-name="P4"/><text:p text:style-name="P5"/><text:p text:style-name="P6"/><text:p text:style-name="P6">Apellidos: <text:s text:c="118"/>Nombres:</text:p><text:p text:style-name="P7"/><text:p text:style-name="P7"/><text:p text:style-name="P8">Por medio del presente solicito la asignación por parte de La Nueva Televisión del Sur, (TV SUR), C.A., de la cantidad de: </text:p><text:p text:style-name="P9">Por concepto de:</text:p><text:p text:style-name="P10"/><text:p text:style-name="P10">Cabe destacar que me comprometo a rendir contra factura la justificación de dichos gastos, en un lapso no mayor a setenta y dos horas una vez concluida la comisión, En formatos destinados para tal fin, contra recibos y/o facturas probatorias de los gastos realizados a nombre de: LA NUEVA TELEVISION DEL SUR, C.A., RIF., G-20004500-0.</text:p><text:p text:style-name="P11"/><text:p text:style-name="P11"/><text:p text:style-name="P12"/><text:p text:style-name="P12"/><text:p text:style-name="P12"/><text:p text:style-name="P12"/><text:p text:style-name="P12">Solicitado <text:s text:c="32"/>Revisado <text:s text:c="34"/>Aprobado</text:p><text:p text:style-name="P13"/><text:p text:style-name="P13"/><text:p text:style-name="P14"/></draw:text-box></draw:frame><draw:frame draw:style-name="fr2" draw:name="Frame2" text:anchor-type="char" svg:x="2.54cm" svg:y="-21.479cm" svg:width="16cm" svg:height="17cm" draw:z-index="2"><draw:text-box><text:p text:style-name="Standard"/></draw:text-box></draw:frame><draw:frame draw:style-name="fr2" draw:name="Frame3" text:anchor-type="char" svg:x="2.223cm" svg:y="4.763cm" svg:width="16cm" svg:height="17cm" draw:z-index="1"><draw:text-box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r1" style:family="graphic" style:parent-style-name="Graphics">
      <style:graphic-properties fo:margin-left="0cm" fo:margin-right="0cm" style:vertical-pos="from-top" style:horizontal-pos="center" style:horizontal-rel="paragraph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51cm" fo:margin-bottom="1.251cm" fo:margin-left="1.401cm" fo:margin-right="0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graphics1" text:anchor-type="as-char" svg:y="-19.583cm" svg:width="18.54cm" svg:height="22.384cm" draw:z-index="0"><draw:image xlink:href="Pictures/10000000000004A90000062F01DE86BA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 </dc:title>
    <meta:initial-creator>Daniel Rosales</meta:initial-creator>
    <meta:creation-date>2006-04-04T10:05:00</meta:creation-date>
    <dc:date>2007-04-27T12:33:03</dc:date>
    <dc:language>es-ES</dc:language>
    <meta:editing-cycles>3</meta:editing-cycles>
    <meta:editing-duration>PT6M3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8" meta:word-count="96" meta:character-count="785"/>
  </office:meta>
</office:document-meta>
</file>